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solid" draw:fill-color="#666666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b7b7b7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="solid" draw:fill-color="#999999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d9d9d9"/>
    </style:style>
    <style:style style:name="gr6" style:family="graphic" style:parent-style-name="standard">
      <style:graphic-properties draw:stroke="none" svg:stroke-color="#000000" draw:fill="solid" draw:fill-color="#f3f3f3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81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="solid" draw:fill-color="#9e9e9e"/>
    </style:style>
    <style:style style:name="gr1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0.6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05cm" fo:min-width="1.3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23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5cm" fo:min-width="1.16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1.1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0.9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1.3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4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25" style:family="graphic" style:parent-style-name="standard">
      <style:graphic-properties draw:stroke="none" svg:stroke-width="0.018cm" draw:marker-start-width="0.227cm" draw:marker-end-width="0.227cm" draw:fill="solid" draw:fill-color="#f3f3f3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9e9e9e"/>
    </style:style>
    <style:style style:name="gr2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57cm" fo:min-width="1.2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 draw:opacity="0%"/>
      <style:text-properties style:font-name="Liberation Serif" fo:font-size="6pt"/>
    </style:style>
    <style:style style:name="P2" style:family="paragraph">
      <loext:graphic-properties draw:fill="solid" draw:fill-color="#666666"/>
      <style:text-properties style:font-name="Liberation Serif" fo:font-size="6pt"/>
    </style:style>
    <style:style style:name="P3" style:family="paragraph">
      <loext:graphic-properties draw:fill="solid" draw:fill-color="#b7b7b7"/>
      <style:text-properties style:font-name="Liberation Serif" fo:font-size="6pt"/>
    </style:style>
    <style:style style:name="P4" style:family="paragraph">
      <loext:graphic-properties draw:fill="solid" draw:fill-color="#999999"/>
      <style:text-properties style:font-name="Liberation Serif" fo:font-size="6pt"/>
    </style:style>
    <style:style style:name="P5" style:family="paragraph">
      <loext:graphic-properties draw:fill="solid" draw:fill-color="#d9d9d9"/>
      <style:text-properties style:font-name="Liberation Serif" fo:font-size="6pt"/>
    </style:style>
    <style:style style:name="P6" style:family="paragraph">
      <loext:graphic-properties draw:fill="solid" draw:fill-color="#f3f3f3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loext:graphic-properties draw:fill="solid" draw:fill-color="#ffffff" draw:opacity="0%"/>
      <style:text-properties fo:color="#000000" style:font-name="Liberation Serif" fo:font-size="6pt" fo:text-shadow="none" fo:font-weight="normal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normal" style:font-size-asian="12pt" style:font-size-complex="12pt"/>
    </style:style>
    <style:style style:name="P11" style:family="paragraph">
      <loext:graphic-properties draw:fill="none"/>
      <style:text-properties fo:color="#000000" style:font-name="Liberation Serif" fo:font-size="6pt" fo:text-shadow="none" fo:font-weight="normal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9e9e9e"/>
      <style:text-properties fo:color="#000000" style:font-name="Liberation Serif" fo:font-size="6pt" fo:text-shadow="none" fo:font-weight="normal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normal" style:font-size-asian="8pt" style:font-size-complex="8pt"/>
    </style:style>
    <style:style style:name="P15" style:family="paragraph">
      <loext:graphic-properties draw:fill="solid" draw:fill-color="#666666"/>
      <style:text-properties style:font-name="Liberation Serif"/>
    </style:style>
    <style:style style:name="P16" style:family="paragraph">
      <loext:graphic-properties draw:fill="solid" draw:fill-color="#b7b7b7"/>
      <style:text-properties style:font-name="Liberation Serif"/>
    </style:style>
    <style:style style:name="P17" style:family="paragraph">
      <loext:graphic-properties draw:fill="solid" draw:fill-color="#999999"/>
      <style:text-properties style:font-name="Liberation Serif"/>
    </style:style>
    <style:style style:name="P18" style:family="paragraph">
      <loext:graphic-properties draw:fill="solid" draw:fill-color="#d9d9d9"/>
      <style:text-properties style:font-name="Liberation Serif"/>
    </style:style>
    <style:style style:name="P19" style:family="paragraph">
      <loext:graphic-properties draw:fill="solid" draw:fill-color="#f3f3f3"/>
      <style:text-properties style:font-name="Liberation Serif"/>
    </style:style>
    <style:style style:name="P20" style:family="paragraph">
      <loext:graphic-properties draw:fill="none"/>
      <style:text-properties style:font-name="Liberation Serif"/>
    </style:style>
    <style:style style:name="P21" style:family="paragraph">
      <loext:graphic-properties draw:fill="solid" draw:fill-color="#9e9e9e"/>
      <style:text-properties style:font-name="Liberation Serif"/>
    </style:style>
    <style:style style:name="T1" style:family="text">
      <style:text-properties fo:color="#000000" style:font-name="Liberation Serif" fo:font-size="6pt" fo:text-shadow="none" fo:font-weight="normal" style:font-size-asian="12pt" style:font-name-complex="Arial1" style:font-size-complex="12pt"/>
    </style:style>
    <style:style style:name="T2" style:family="text">
      <style:text-properties fo:color="#000000" style:font-name="Liberation Serif" fo:font-size="6pt" fo:text-shadow="none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Liberation Serif" fo:font-size="8pt" fo:text-shadow="none" fo:font-weight="normal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638cm" svg:height="2.877cm" svg:x="-0.029cm" svg:y="1.202cm" svg:viewBox="0 0 3639 2878" draw:points="0,0 3639,0 3639,2878 0,2878">
          <text:p/>
        </draw:polygon>
        <draw:path draw:style-name="gr2" draw:text-style-name="P2" draw:layer="layout" svg:width="0.213cm" svg:height="1.294cm" svg:x="1.79cm" svg:y="1.346cm" svg:viewBox="0 0 214 1295" svg:d="M0 0c72 0 143 6 214 18l-214 1277z">
          <text:p/>
        </draw:path>
        <draw:path draw:style-name="gr3" draw:text-style-name="P3" draw:layer="layout" svg:width="0.384cm" svg:height="1.277cm" svg:x="1.79cm" svg:y="1.364cm" svg:viewBox="0 0 385 1278" svg:d="M214 0c58 10 115 23 171 41l-385 1237z">
          <text:p/>
        </draw:path>
        <draw:path draw:style-name="gr4" draw:text-style-name="P4" draw:layer="layout" svg:width="0.492cm" svg:height="1.236cm" svg:x="1.79cm" svg:y="1.405cm" svg:viewBox="0 0 493 1237" svg:d="M385 0c37 11 73 24 108 39l-493 1198z">
          <text:p/>
        </draw:path>
        <draw:path draw:style-name="gr2" draw:text-style-name="P2" draw:layer="layout" svg:width="0.549cm" svg:height="1.197cm" svg:x="1.79cm" svg:y="1.443cm" svg:viewBox="0 0 550 1198" svg:d="M493 0c19 8 38 16 57 25l-550 1173z">
          <text:p/>
        </draw:path>
        <draw:path draw:style-name="gr3" draw:text-style-name="P3" draw:layer="layout" svg:width="0.691cm" svg:height="1.172cm" svg:x="1.79cm" svg:y="1.468cm" svg:viewBox="0 0 692 1173" svg:d="M550 0c49 23 96 49 142 78l-692 1095z">
          <text:p/>
        </draw:path>
        <draw:path draw:style-name="gr5" draw:text-style-name="P5" draw:layer="layout" svg:width="0.675cm" svg:height="1.294cm" svg:x="1.115cm" svg:y="1.346cm" svg:viewBox="0 0 676 1295" svg:d="M0 190c203-124 437-190 676-190v1295z">
          <text:p/>
        </draw:path>
        <draw:path draw:style-name="gr6" draw:text-style-name="P6" draw:layer="layout" svg:width="2.59cm" svg:height="2.399cm" svg:x="0.496cm" svg:y="1.536cm" svg:viewBox="0 0 2591 2400" svg:d="M1987 10c489 309 714 905 551 1460s-674 934-1252 930c-579-4-1084-391-1239-949-154-557 79-1149 573-1451l675 1105z">
          <text:p/>
        </draw:path>
        <draw:path draw:style-name="gr7" draw:text-style-name="P7" draw:layer="layout" svg:width="0.213cm" svg:height="1.294cm" svg:x="1.79cm" svg:y="1.346cm" svg:viewBox="0 0 214 1295" svg:d="M0 1295v-1295c72 0 143 6 214 18">
          <text:p/>
        </draw:path>
        <draw:path draw:style-name="gr7" draw:text-style-name="P7" draw:layer="layout" svg:width="0.384cm" svg:height="1.277cm" svg:x="1.79cm" svg:y="1.364cm" svg:viewBox="0 0 385 1278" svg:d="M0 1278l214-1278c58 10 115 23 171 41">
          <text:p/>
        </draw:path>
        <draw:path draw:style-name="gr7" draw:text-style-name="P7" draw:layer="layout" svg:width="0.492cm" svg:height="1.236cm" svg:x="1.79cm" svg:y="1.405cm" svg:viewBox="0 0 493 1237" svg:d="M0 1237l385-1237c37 11 73 24 108 39">
          <text:p/>
        </draw:path>
        <draw:path draw:style-name="gr7" draw:text-style-name="P7" draw:layer="layout" svg:width="0.549cm" svg:height="1.197cm" svg:x="1.79cm" svg:y="1.443cm" svg:viewBox="0 0 550 1198" svg:d="M0 1198l493-1198c19 8 38 16 57 25">
          <text:p/>
        </draw:path>
        <draw:path draw:style-name="gr7" draw:text-style-name="P7" draw:layer="layout" svg:width="0.691cm" svg:height="1.172cm" svg:x="1.79cm" svg:y="1.468cm" svg:viewBox="0 0 692 1173" svg:d="M0 1173l550-1173c49 23 96 49 142 78">
          <text:p/>
        </draw:path>
        <draw:path draw:style-name="gr7" draw:text-style-name="P7" draw:layer="layout" svg:width="2.59cm" svg:height="2.399cm" svg:x="0.496cm" svg:y="1.536cm" svg:viewBox="0 0 2591 2400" svg:d="M1295 1105l692-1095c489 309 714 905 551 1460s-674 934-1252 930c-579-4-1084-391-1239-949-154-557 79-1149 573-1451">
          <text:p/>
        </draw:path>
        <draw:path draw:style-name="gr7" draw:text-style-name="P7" draw:layer="layout" svg:width="0.675cm" svg:height="1.294cm" svg:x="1.115cm" svg:y="1.346cm" svg:viewBox="0 0 676 1295" svg:d="M676 1295l-676-1105c203-124 437-190 676-190">
          <text:p/>
        </draw:path>
        <draw:polygon draw:style-name="gr1" draw:text-style-name="P8" draw:layer="layout" svg:width="3.591cm" svg:height="2.839cm" svg:x="0.011cm" svg:y="1.183cm" svg:viewBox="0 0 3592 2840" draw:points="0,0 3592,0 3592,2840 0,2840">
          <text:p/>
        </draw:polygon>
        <draw:frame draw:style-name="gr8" draw:text-style-name="P10" draw:layer="layout" svg:width="0.815cm" svg:height="0.239cm" svg:x="0.153cm" svg:y="1.185cm">
          <draw:text-box>
            <text:p text:style-name="P9"><text:span text:style-name="T1">PL static</text:span></text:p>
          </draw:text-box>
        </draw:frame>
        <draw:polyline draw:style-name="gr9" draw:text-style-name="P11" draw:layer="layout" svg:width="1.351cm" svg:height="0cm" svg:x="0.153cm" svg:y="1.427cm" svg:viewBox="0 0 1352 0" draw:points="0,0 339,0 1352,0">
          <text:p/>
        </draw:polyline>
        <draw:frame draw:style-name="gr10" draw:text-style-name="P12" draw:layer="layout" svg:width="0.485cm" svg:height="0.239cm" svg:x="0.153cm" svg:y="1.486cm">
          <draw:text-box>
            <text:p text:style-name="P9"><text:span text:style-name="T2">8.5%</text:span></text:p>
          </draw:text-box>
        </draw:frame>
        <draw:frame draw:style-name="gr11" draw:text-style-name="P10" draw:layer="layout" svg:width="0.447cm" svg:height="0.239cm" svg:x="0.153cm" svg:y="3.53cm">
          <draw:text-box>
            <text:p text:style-name="P9"><text:span text:style-name="T1">CPU</text:span></text:p>
          </draw:text-box>
        </draw:frame>
        <draw:polyline draw:style-name="gr9" draw:text-style-name="P11" draw:layer="layout" svg:width="1.327cm" svg:height="0cm" svg:x="0.153cm" svg:y="3.773cm" svg:viewBox="0 0 1328 0" draw:points="0,0 339,0 1328,0">
          <text:p/>
        </draw:polyline>
        <draw:path draw:style-name="gr12" draw:text-style-name="P13" draw:layer="layout" svg:width="0.024cm" svg:height="0.024cm" svg:x="1.469cm" svg:y="3.761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0.153cm" svg:y="3.832cm">
          <draw:text-box>
            <text:p text:style-name="P9"><text:span text:style-name="T2">82.9%</text:span></text:p>
          </draw:text-box>
        </draw:frame>
        <draw:frame draw:style-name="gr14" draw:text-style-name="P10" draw:layer="layout" svg:width="1.32cm" svg:height="0.305cm" svg:x="0.138cm" svg:y="0.682cm">
          <draw:text-box>
            <text:p text:style-name="P9"><text:span text:style-name="T1">Clocks </text:span><text:span text:style-name="T2">3.3%</text:span></text:p>
          </draw:text-box>
        </draw:frame>
        <draw:polyline draw:style-name="gr9" draw:text-style-name="P11" draw:layer="layout" svg:width="0.486cm" svg:height="0.58cm" draw:transform="rotate (-3.14159265358979) translate (1.89511356617361cm 1.3893859951642cm)" svg:viewBox="0 0 487 581" draw:points="487,581 382,581 0,0">
          <text:p/>
        </draw:polyline>
        <draw:frame draw:style-name="gr15" draw:text-style-name="P10" draw:layer="layout" svg:width="1.239cm" svg:height="0.239cm" svg:x="2.415cm" svg:y="0.697cm">
          <draw:text-box>
            <text:p text:style-name="P9"><text:span text:style-name="T1">Signals </text:span><text:span text:style-name="T2">2.2%</text:span></text:p>
          </draw:text-box>
        </draw:frame>
        <draw:polyline draw:style-name="gr9" draw:text-style-name="P11" draw:layer="layout" svg:width="0.285cm" svg:height="0.626cm" draw:transform="rotate (-3.14159265358979) translate (2.35194019008981cm 1.43461908961669cm)" svg:viewBox="0 0 286 627" draw:points="0,627 73,627 286,0">
          <text:p/>
        </draw:polyline>
        <draw:frame draw:style-name="gr16" draw:text-style-name="P10" draw:layer="layout" svg:width="1.166cm" svg:height="0.315cm" svg:x="2.582cm" svg:y="1.063cm">
          <draw:text-box>
            <text:p text:style-name="P9"><text:span text:style-name="T1">Logic </text:span><text:span text:style-name="T2">1.0%</text:span></text:p>
          </draw:text-box>
        </draw:frame>
        <draw:polyline draw:style-name="gr9" draw:text-style-name="P11" draw:layer="layout" svg:width="0.322cm" svg:height="0.329cm" draw:transform="rotate (-3.14159265358979) translate (2.51391919944261cm 1.520063289153cm)" svg:viewBox="0 0 323 330" draw:points="0,330 99,330 323,0">
          <text:p/>
        </draw:polyline>
        <draw:frame draw:style-name="gr17" draw:text-style-name="P10" draw:layer="layout" svg:width="1.154cm" svg:height="0.239cm" svg:x="2.975cm" svg:y="1.459cm">
          <draw:text-box>
            <text:p text:style-name="P9"><text:span text:style-name="T1">BRAM </text:span><text:span text:style-name="T2">0.8%</text:span></text:p>
          </draw:text-box>
        </draw:frame>
        <draw:polyline draw:style-name="gr9" draw:text-style-name="P11" draw:layer="layout" svg:width="0.902cm" svg:height="0.075cm" draw:transform="rotate (-3.14159265358979) translate (3.18575214700022cm 1.51997509336001cm)" svg:viewBox="0 0 903 76" draw:points="0,76 304,76 903,0">
          <text:p/>
        </draw:polyline>
        <draw:frame draw:style-name="gr18" draw:text-style-name="P10" draw:layer="layout" svg:width="0.976cm" svg:height="0.257cm" svg:x="3.108cm" svg:y="2.084cm">
          <draw:text-box>
            <text:p text:style-name="P9"><text:span text:style-name="T1">DSP </text:span><text:span text:style-name="T2">1.3%</text:span></text:p>
          </draw:text-box>
        </draw:frame>
        <draw:polyline draw:style-name="gr9" draw:text-style-name="P11" draw:layer="layout" svg:width="0.845cm" svg:height="0.629cm" svg:x="2.34cm" svg:y="1.703cm" svg:viewBox="0 0 846 630" draw:points="846,630 472,630 0,0">
          <text:p/>
        </draw:polyline>
        <draw:path draw:style-name="gr12" draw:text-style-name="P13" draw:layer="layout" svg:width="0.024cm" svg:height="0.024cm" svg:x="2.33cm" svg:y="1.691cm" svg:viewBox="0 0 25 25" svg:d="M25 12c0-6-6-12-13-12-6 0-12 6-12 12 0 7 6 13 12 13 7 0 13-6 13-13z">
          <text:p/>
        </draw:path>
        <draw:path draw:style-name="gr12" draw:text-style-name="P13" draw:layer="layout" svg:width="0.024cm" svg:height="0.024cm" svg:x="2.273cm" svg:y="1.507cm" svg:viewBox="0 0 25 25" svg:d="M25 12c0-6-6-12-13-12-6 0-12 6-12 12 0 7 6 13 12 13 7 0 13-6 13-13z">
          <text:p/>
        </draw:path>
        <draw:path draw:style-name="gr12" draw:text-style-name="P13" draw:layer="layout" svg:width="0.024cm" svg:height="0.024cm" svg:x="2.179cm" svg:y="1.508cm" svg:viewBox="0 0 25 25" svg:d="M25 12c0-6-6-12-13-12-6 0-12 6-12 12 0 7 6 13 12 13 7 0 13-6 13-13z">
          <text:p/>
        </draw:path>
        <draw:path draw:style-name="gr12" draw:text-style-name="P13" draw:layer="layout" svg:width="0.024cm" svg:height="0.024cm" svg:x="2.056cm" svg:y="1.417cm" svg:viewBox="0 0 25 25" svg:d="M25 12c0-6-6-12-13-12-6 0-12 6-12 12 0 7 6 13 12 13 7 0 13-6 13-13z">
          <text:p/>
        </draw:path>
        <draw:path draw:style-name="gr12" draw:text-style-name="P13" draw:layer="layout" svg:width="0.024cm" svg:height="0.024cm" svg:x="1.884cm" svg:y="1.378cm" svg:viewBox="0 0 25 25" svg:d="M25 12c0-6-6-12-13-12-6 0-12 6-12 12 0 7 6 13 12 13 7 0 13-6 13-13z">
          <text:p/>
        </draw:path>
        <draw:path draw:style-name="gr12" draw:text-style-name="P13" draw:layer="layout" svg:width="0.024cm" svg:height="0.024cm" svg:x="1.49cm" svg:y="1.416cm" svg:viewBox="0 0 25 25" svg:d="M25 12c0-6-6-12-13-12-6 0-12 6-12 12 0 7 6 13 12 13 7 0 13-6 13-13z">
          <text:p/>
        </draw:path>
        <draw:frame draw:style-name="gr19" draw:text-style-name="P14" draw:layer="layout" svg:width="3.829cm" svg:height="0.319cm" svg:x="0.126cm" svg:y="0.054cm">
          <draw:text-box>
            <text:p text:style-name="P9"><text:span text:style-name="T3">a) Floating-Point</text:span></text:p>
          </draw:text-box>
        </draw:frame>
        <draw:frame draw:style-name="gr20" draw:text-style-name="P10" draw:layer="layout" svg:width="1.327cm" svg:height="0.257cm" svg:x="2.695cm" svg:y="3.639cm">
          <draw:text-box>
            <text:p text:style-name="P9"><text:span text:style-name="T1">Total </text:span><text:span text:style-name="T2">1.429 W</text:span></text:p>
          </draw:text-box>
        </draw:frame>
        <draw:path draw:style-name="gr21" draw:text-style-name="P15" draw:layer="layout" svg:width="0.223cm" svg:height="1.278cm" svg:x="6.488cm" svg:y="1.358cm" svg:viewBox="0 0 224 1279" svg:d="M0 0c75 0 150 7 224 20l-224 1259z">
          <text:p/>
        </draw:path>
        <draw:path draw:style-name="gr22" draw:text-style-name="P16" draw:layer="layout" svg:width="0.413cm" svg:height="1.258cm" svg:x="6.488cm" svg:y="1.377cm" svg:viewBox="0 0 414 1259" svg:d="M224 0c64 11 128 28 190 49l-414 1210z">
          <text:p/>
        </draw:path>
        <draw:path draw:style-name="gr23" draw:text-style-name="P17" draw:layer="layout" svg:width="0.539cm" svg:height="1.209cm" svg:x="6.488cm" svg:y="1.426cm" svg:viewBox="0 0 540 1210" svg:d="M414 0c43 15 85 32 126 51l-540 1159z">
          <text:p/>
        </draw:path>
        <draw:path draw:style-name="gr21" draw:text-style-name="P15" draw:layer="layout" svg:width="0.589cm" svg:height="1.159cm" svg:x="6.488cm" svg:y="1.477cm" svg:viewBox="0 0 590 1160" svg:d="M540 0c17 8 33 16 50 25l-590 1135z">
          <text:p/>
        </draw:path>
        <draw:path draw:style-name="gr22" draw:text-style-name="P16" draw:layer="layout" svg:width="0.714cm" svg:height="1.134cm" svg:x="6.488cm" svg:y="1.502cm" svg:viewBox="0 0 715 1135" svg:d="M590 0c43 22 84 47 125 74l-715 1061z">
          <text:p/>
        </draw:path>
        <draw:path draw:style-name="gr24" draw:text-style-name="P18" draw:layer="layout" svg:width="0.67cm" svg:height="1.278cm" svg:x="5.817cm" svg:y="1.358cm" svg:viewBox="0 0 671 1279" svg:d="M0 190c202-124 434-190 671-190v1279z">
          <text:p/>
        </draw:path>
        <draw:path draw:style-name="gr25" draw:text-style-name="P19" draw:layer="layout" svg:width="2.558cm" svg:height="2.367cm" svg:x="5.21cm" svg:y="1.548cm" svg:viewBox="0 0 2559 2368" svg:d="M1994 28c470 317 676 906 505 1447s-678 904-1245 893c-568-12-1060-395-1209-943-149-547 80-1127 563-1425l671 1089z">
          <text:p/>
        </draw:path>
        <draw:path draw:style-name="gr7" draw:text-style-name="P20" draw:layer="layout" svg:width="0.223cm" svg:height="1.278cm" svg:x="6.488cm" svg:y="1.358cm" svg:viewBox="0 0 224 1279" svg:d="M0 1279v-1279c75 0 150 7 224 20">
          <text:p/>
        </draw:path>
        <draw:path draw:style-name="gr7" draw:text-style-name="P20" draw:layer="layout" svg:width="0.413cm" svg:height="1.258cm" svg:x="6.488cm" svg:y="1.377cm" svg:viewBox="0 0 414 1259" svg:d="M0 1259l224-1259c64 11 128 28 190 49">
          <text:p/>
        </draw:path>
        <draw:path draw:style-name="gr7" draw:text-style-name="P20" draw:layer="layout" svg:width="0.539cm" svg:height="1.209cm" svg:x="6.488cm" svg:y="1.426cm" svg:viewBox="0 0 540 1210" svg:d="M0 1210l414-1210c43 15 85 32 126 51">
          <text:p/>
        </draw:path>
        <draw:path draw:style-name="gr7" draw:text-style-name="P20" draw:layer="layout" svg:width="0.589cm" svg:height="1.159cm" svg:x="6.488cm" svg:y="1.477cm" svg:viewBox="0 0 590 1160" svg:d="M0 1160l540-1160c17 8 33 16 50 25">
          <text:p/>
        </draw:path>
        <draw:path draw:style-name="gr7" draw:text-style-name="P20" draw:layer="layout" svg:width="0.714cm" svg:height="1.134cm" svg:x="6.488cm" svg:y="1.502cm" svg:viewBox="0 0 715 1135" svg:d="M0 1135l590-1135c43 22 84 47 125 74">
          <text:p/>
        </draw:path>
        <draw:path draw:style-name="gr7" draw:text-style-name="P20" draw:layer="layout" svg:width="2.558cm" svg:height="2.367cm" svg:x="5.21cm" svg:y="1.548cm" svg:viewBox="0 0 2559 2368" svg:d="M1279 1089l715-1061c470 317 676 906 505 1447s-678 904-1245 893c-568-12-1060-395-1209-943-149-547 80-1127 563-1425">
          <text:p/>
        </draw:path>
        <draw:path draw:style-name="gr7" draw:text-style-name="P20" draw:layer="layout" svg:width="0.67cm" svg:height="1.278cm" svg:x="5.817cm" svg:y="1.358cm" svg:viewBox="0 0 671 1279" svg:d="M671 1279l-671-1089c202-124 434-190 671-190">
          <text:p/>
        </draw:path>
        <draw:path draw:style-name="gr26" draw:text-style-name="P21" draw:layer="layout" svg:width="0.016cm" svg:height="0.016cm" svg:x="6.191cm" svg:y="1.413cm" svg:viewBox="0 0 17 17" svg:d="M17 8c0-4-4-8-9-8-4 0-8 4-8 8 0 5 4 9 8 9 5 0 9-4 9-9z">
          <text:p/>
        </draw:path>
        <draw:path draw:style-name="gr26" draw:text-style-name="P21" draw:layer="layout" svg:width="0.016cm" svg:height="0.016cm" svg:x="6.587cm" svg:y="1.418cm" svg:viewBox="0 0 17 17" svg:d="M17 8c0-4-4-8-8-8-5 0-9 4-9 8 0 5 4 9 9 9 4 0 8-4 8-9z">
          <text:p/>
        </draw:path>
        <draw:path draw:style-name="gr26" draw:text-style-name="P21" draw:layer="layout" svg:width="0.016cm" svg:height="0.016cm" svg:x="6.784cm" svg:y="1.452cm" svg:viewBox="0 0 17 17" svg:d="M17 9c0-5-4-9-9-9-4 0-8 4-8 9 0 4 4 8 8 8 5 0 9-4 9-8z">
          <text:p/>
        </draw:path>
        <draw:path draw:style-name="gr26" draw:text-style-name="P21" draw:layer="layout" svg:width="0.016cm" svg:height="0.016cm" svg:x="6.933cm" svg:y="1.501cm" svg:viewBox="0 0 17 17" svg:d="M17 8c0-4-4-8-9-8-4 0-8 4-8 8 0 5 4 9 8 9 5 0 9-4 9-9z">
          <text:p/>
        </draw:path>
        <draw:path draw:style-name="gr26" draw:text-style-name="P21" draw:layer="layout" svg:width="0.016cm" svg:height="0.016cm" svg:x="7.017cm" svg:y="1.538cm" svg:viewBox="0 0 17 17" svg:d="M17 9c0-5-4-9-9-9-4 0-8 4-8 9 0 4 4 8 8 8 5 0 9-4 9-8z">
          <text:p/>
        </draw:path>
        <draw:path draw:style-name="gr26" draw:text-style-name="P21" draw:layer="layout" svg:width="0.016cm" svg:height="0.016cm" svg:x="7.109cm" svg:y="1.584cm" svg:viewBox="0 0 17 17" svg:d="M17 8c0-4-4-8-9-8-4 0-8 4-8 8 0 5 4 9 8 9 5 0 9-4 9-9z">
          <text:p/>
        </draw:path>
        <draw:polygon draw:style-name="gr1" draw:text-style-name="P1" draw:layer="layout" svg:width="3.638cm" svg:height="2.877cm" svg:x="4.665cm" svg:y="1.192cm" svg:viewBox="0 0 3639 2878" draw:points="0,0 3639,0 3639,2878 0,2878">
          <text:p/>
        </draw:polygon>
        <draw:polygon draw:style-name="gr1" draw:text-style-name="P8" draw:layer="layout" svg:width="3.591cm" svg:height="2.839cm" svg:x="4.705cm" svg:y="1.173cm" svg:viewBox="0 0 3592 2840" draw:points="0,0 3592,0 3592,2840 0,2840">
          <text:p/>
        </draw:polygon>
        <draw:frame draw:style-name="gr8" draw:text-style-name="P10" draw:layer="layout" svg:width="0.815cm" svg:height="0.239cm" svg:x="4.847cm" svg:y="1.175cm">
          <draw:text-box>
            <text:p text:style-name="P9"><text:span text:style-name="T1">PL static</text:span></text:p>
          </draw:text-box>
        </draw:frame>
        <draw:polyline draw:style-name="gr9" draw:text-style-name="P11" draw:layer="layout" svg:width="1.351cm" svg:height="0cm" svg:x="4.847cm" svg:y="1.417cm" svg:viewBox="0 0 1352 0" draw:points="0,0 339,0 1352,0">
          <text:p/>
        </draw:polyline>
        <draw:frame draw:style-name="gr10" draw:text-style-name="P12" draw:layer="layout" svg:width="0.485cm" svg:height="0.239cm" svg:x="4.847cm" svg:y="1.476cm">
          <draw:text-box>
            <text:p text:style-name="P9"><text:span text:style-name="T2">8.3%</text:span></text:p>
          </draw:text-box>
        </draw:frame>
        <draw:frame draw:style-name="gr11" draw:text-style-name="P10" draw:layer="layout" svg:width="0.447cm" svg:height="0.239cm" svg:x="4.847cm" svg:y="3.52cm">
          <draw:text-box>
            <text:p text:style-name="P9"><text:span text:style-name="T1">CPU</text:span></text:p>
          </draw:text-box>
        </draw:frame>
        <draw:polyline draw:style-name="gr9" draw:text-style-name="P11" draw:layer="layout" svg:width="1.327cm" svg:height="0cm" svg:x="4.847cm" svg:y="3.763cm" svg:viewBox="0 0 1328 0" draw:points="0,0 339,0 1328,0">
          <text:p/>
        </draw:polyline>
        <draw:path draw:style-name="gr12" draw:text-style-name="P13" draw:layer="layout" svg:width="0.024cm" svg:height="0.024cm" svg:x="6.163cm" svg:y="3.751cm" svg:viewBox="0 0 25 25" svg:d="M25 12c0-6-6-12-13-12-6 0-12 6-12 12 0 7 6 13 12 13 7 0 13-6 13-13z">
          <text:p/>
        </draw:path>
        <draw:frame draw:style-name="gr13" draw:text-style-name="P12" draw:layer="layout" svg:width="0.603cm" svg:height="0.239cm" svg:x="4.847cm" svg:y="3.822cm">
          <draw:text-box>
            <text:p text:style-name="P9"><text:span text:style-name="T2">83.2%</text:span></text:p>
          </draw:text-box>
        </draw:frame>
        <draw:frame draw:style-name="gr14" draw:text-style-name="P10" draw:layer="layout" svg:width="1.32cm" svg:height="0.305cm" svg:x="4.832cm" svg:y="0.672cm">
          <draw:text-box>
            <text:p text:style-name="P9"><text:span text:style-name="T1">Clocks </text:span><text:span text:style-name="T2">3.4%</text:span></text:p>
          </draw:text-box>
        </draw:frame>
        <draw:polyline draw:style-name="gr9" draw:text-style-name="P11" draw:layer="layout" svg:width="0.492cm" svg:height="0.619cm" draw:transform="rotate (-3.14159265358979) translate (6.59511496534618cm 1.41841196777228cm)" svg:viewBox="0 0 493 620" draw:points="493,620 386,620 0,0">
          <text:p/>
        </draw:polyline>
        <draw:frame draw:style-name="gr15" draw:text-style-name="P10" draw:layer="layout" svg:width="1.239cm" svg:height="0.239cm" svg:x="7.109cm" svg:y="0.687cm">
          <draw:text-box>
            <text:p text:style-name="P9"><text:span text:style-name="T1">Signals </text:span><text:span text:style-name="T2">1.7%</text:span></text:p>
          </draw:text-box>
        </draw:frame>
        <draw:polyline draw:style-name="gr9" draw:text-style-name="P11" draw:layer="layout" svg:width="0.253cm" svg:height="0.653cm" draw:transform="rotate (-3.14159265358979) translate (7.04594688210773cm 1.45160268677722cm)" svg:viewBox="0 0 254 654" draw:points="0,654 65,654 254,0">
          <text:p/>
        </draw:polyline>
        <draw:frame draw:style-name="gr16" draw:text-style-name="P10" draw:layer="layout" svg:width="1.166cm" svg:height="0.315cm" svg:x="7.276cm" svg:y="1.053cm">
          <draw:text-box>
            <text:p text:style-name="P9"><text:span text:style-name="T1">Logic </text:span><text:span text:style-name="T2">1.1%</text:span></text:p>
          </draw:text-box>
        </draw:frame>
        <draw:polyline draw:style-name="gr9" draw:text-style-name="P11" draw:layer="layout" svg:width="0.274cm" svg:height="0.32cm" draw:transform="rotate (-3.14159265358979) translate (7.20793120695578cm 1.50106156308519cm)" svg:viewBox="0 0 275 321" draw:points="0,321 84,321 275,0">
          <text:p/>
        </draw:polyline>
        <draw:frame draw:style-name="gr17" draw:text-style-name="P10" draw:layer="layout" svg:width="1.154cm" svg:height="0.239cm" svg:x="7.669cm" svg:y="1.449cm">
          <draw:text-box>
            <text:p text:style-name="P9"><text:span text:style-name="T1">BRAM </text:span><text:span text:style-name="T2">0.7%</text:span></text:p>
          </draw:text-box>
        </draw:frame>
        <draw:polyline draw:style-name="gr9" draw:text-style-name="P11" draw:layer="layout" svg:width="0.851cm" svg:height="0.113cm" draw:transform="rotate (-3.14159265358979) translate (7.8797661453424cm 1.54796264004002cm)" svg:viewBox="0 0 852 114" draw:points="0,114 287,114 852,0">
          <text:p/>
        </draw:polyline>
        <draw:frame draw:style-name="gr18" draw:text-style-name="P10" draw:layer="layout" svg:width="0.976cm" svg:height="0.257cm" svg:x="7.802cm" svg:y="2.074cm">
          <draw:text-box>
            <text:p text:style-name="P9"><text:span text:style-name="T1">DSP </text:span><text:span text:style-name="T2">1.5%</text:span></text:p>
          </draw:text-box>
        </draw:frame>
        <draw:polyline draw:style-name="gr9" draw:text-style-name="P11" draw:layer="layout" svg:width="0.761cm" svg:height="0.73cm" svg:x="7.118cm" svg:y="1.592cm" svg:viewBox="0 0 762 731" draw:points="762,731 425,731 0,0">
          <text:p/>
        </draw:polyline>
        <draw:frame draw:style-name="gr27" draw:text-style-name="P10" draw:layer="layout" svg:width="1.251cm" svg:height="0.257cm" svg:x="7.482cm" svg:y="3.566cm">
          <draw:text-box>
            <text:p text:style-name="P9"><text:span text:style-name="T1">Total </text:span><text:span text:style-name="T2">1.424 W</text:span></text:p>
          </draw:text-box>
        </draw:frame>
        <draw:frame draw:style-name="gr28" draw:text-style-name="P14" draw:layer="layout" svg:width="3.837cm" svg:height="0.319cm" svg:x="4.836cm" svg:y="0.056cm">
          <draw:text-box>
            <text:p text:style-name="P9"><text:span text:style-name="T3">b) Hybrid-Float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01:58:41.516769840</dc:date>
    <meta:editing-duration>PT2H17M30S</meta:editing-duration>
    <meta:editing-cycles>18</meta:editing-cycles>
    <meta:generator>LibreOffice/6.4.7.2$Linux_X86_64 LibreOffice_project/40$Build-2</meta:generator>
    <meta:document-statistic meta:object-count="82"/>
  </office:meta>
</office:document-meta>
</file>